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2bdf" officeooo:paragraph-rsid="000e2bdf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e2bdf" officeooo:paragraph-rsid="000e2bdf" style:font-size-asian="12.25pt" style:font-weight-asian="bold" style:font-size-complex="14pt" style:font-weight-complex="bold"/>
    </style:style>
    <style:style style:name="P3" style:family="paragraph" style:parent-style-name="Standard">
      <style:text-properties officeooo:rsid="000ff1a9" officeooo:paragraph-rsid="000ff1a9"/>
    </style:style>
    <style:style style:name="P4" style:family="paragraph" style:parent-style-name="Standard">
      <style:text-properties officeooo:rsid="000ff1a9" officeooo:paragraph-rsid="00171070"/>
    </style:style>
    <style:style style:name="P5" style:family="paragraph" style:parent-style-name="Standard">
      <style:text-properties officeooo:rsid="001446e2" officeooo:paragraph-rsid="001446e2"/>
    </style:style>
    <style:style style:name="P6" style:family="paragraph" style:parent-style-name="Standard">
      <style:text-properties officeooo:rsid="000f2668" officeooo:paragraph-rsid="000f2668"/>
    </style:style>
    <style:style style:name="P7" style:family="paragraph" style:parent-style-name="Standard">
      <style:text-properties officeooo:rsid="00144f5d" officeooo:paragraph-rsid="00144f5d"/>
    </style:style>
    <style:style style:name="P8" style:family="paragraph" style:parent-style-name="Standard">
      <style:text-properties officeooo:rsid="00151f66" officeooo:paragraph-rsid="00151f66"/>
    </style:style>
    <style:style style:name="P9" style:family="paragraph" style:parent-style-name="Standard">
      <style:text-properties officeooo:rsid="00171070" officeooo:paragraph-rsid="00171070"/>
    </style:style>
    <style:style style:name="P10" style:family="paragraph" style:parent-style-name="Standard">
      <style:text-properties officeooo:rsid="00187204" officeooo:paragraph-rsid="00187204"/>
    </style:style>
    <style:style style:name="P11" style:family="paragraph" style:parent-style-name="Standard">
      <style:text-properties officeooo:rsid="001a1d6b" officeooo:paragraph-rsid="001a1d6b"/>
    </style:style>
    <style:style style:name="P12" style:family="paragraph" style:parent-style-name="Standard">
      <style:text-properties officeooo:rsid="000fd64f" officeooo:paragraph-rsid="001a1d6b"/>
    </style:style>
    <style:style style:name="P13" style:family="paragraph" style:parent-style-name="Standard">
      <style:text-properties officeooo:rsid="00133e17" officeooo:paragraph-rsid="001a1d6b"/>
    </style:style>
    <style:style style:name="P14" style:family="paragraph" style:parent-style-name="Standard">
      <style:text-properties officeooo:rsid="00188379" officeooo:paragraph-rsid="001a1d6b"/>
    </style:style>
    <style:style style:name="P15" style:family="paragraph" style:parent-style-name="Standard">
      <style:text-properties fo:font-weight="bold" officeooo:rsid="001ec5d5" officeooo:paragraph-rsid="001a1d6b" style:font-weight-asian="bold" style:font-weight-complex="bold"/>
    </style:style>
    <style:style style:name="P16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a1d6b" officeooo:paragraph-rsid="001a1d6b"/>
    </style:style>
    <style:style style:name="P17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133e17" officeooo:paragraph-rsid="001a1d6b"/>
    </style:style>
    <style:style style:name="P18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188379" officeooo:paragraph-rsid="001a1d6b"/>
    </style:style>
    <style:style style:name="P1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ec5d5" officeooo:paragraph-rsid="001a1d6b"/>
    </style:style>
    <style:style style:name="P2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a1d6b" officeooo:paragraph-rsid="001a1d6b"/>
    </style:style>
    <style:style style:name="P21" style:family="paragraph" style:parent-style-name="Standard">
      <style:paragraph-properties fo:margin-left="0.5in" fo:margin-right="0in" fo:text-indent="0in" style:auto-text-indent="false"/>
      <style:text-properties officeooo:rsid="00133e17" officeooo:paragraph-rsid="001a1d6b"/>
    </style:style>
    <style:style style:name="P22" style:family="paragraph" style:parent-style-name="Standard">
      <style:paragraph-properties fo:margin-left="0.5in" fo:margin-right="0in" fo:text-indent="0in" style:auto-text-indent="false"/>
      <style:text-properties officeooo:rsid="0015aea6" officeooo:paragraph-rsid="001a1d6b"/>
    </style:style>
    <style:style style:name="P23" style:family="paragraph" style:parent-style-name="Standard">
      <style:paragraph-properties fo:margin-left="0.5in" fo:margin-right="0in" fo:text-indent="0in" style:auto-text-indent="false"/>
      <style:text-properties fo:font-style="normal" officeooo:rsid="001622be" officeooo:paragraph-rsid="001a1d6b" style:font-style-asian="normal" style:font-style-complex="normal"/>
    </style:style>
    <style:style style:name="P24" style:family="paragraph" style:parent-style-name="Standard">
      <style:paragraph-properties fo:margin-left="0.5in" fo:margin-right="0in" fo:text-indent="0in" style:auto-text-indent="false"/>
      <style:text-properties officeooo:rsid="00188379" officeooo:paragraph-rsid="001a1d6b"/>
    </style:style>
    <style:style style:name="P25" style:family="paragraph" style:parent-style-name="Standard">
      <style:paragraph-properties fo:margin-left="0.5in" fo:margin-right="0in" fo:text-indent="0in" style:auto-text-indent="false"/>
      <style:text-properties officeooo:rsid="00191411" officeooo:paragraph-rsid="001a1d6b"/>
    </style:style>
    <style:style style:name="P26" style:family="paragraph" style:parent-style-name="Standard">
      <style:paragraph-properties fo:margin-left="0.5in" fo:margin-right="0in" fo:text-indent="0in" style:auto-text-indent="false"/>
      <style:text-properties officeooo:rsid="001b500e" officeooo:paragraph-rsid="001a1d6b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a1d6b" officeooo:paragraph-rsid="001a1d6b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fd64f" officeooo:paragraph-rsid="001a1d6b"/>
    </style:style>
    <style:style style:name="P2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0" style:family="paragraph" style:parent-style-name="Standard" style:list-style-name="L1">
      <style:text-properties officeooo:rsid="001446e2" officeooo:paragraph-rsid="001446e2"/>
    </style:style>
    <style:style style:name="P31" style:family="paragraph" style:parent-style-name="Standard" style:list-style-name="L2">
      <style:text-properties officeooo:rsid="00144f5d" officeooo:paragraph-rsid="00144f5d"/>
    </style:style>
    <style:style style:name="P32" style:family="paragraph" style:parent-style-name="Standard" style:list-style-name="L2">
      <style:text-properties officeooo:rsid="00151f66" officeooo:paragraph-rsid="00151f66"/>
    </style:style>
    <style:style style:name="P33" style:family="paragraph" style:parent-style-name="Standard" style:list-style-name="L3">
      <style:paragraph-properties fo:margin-left="0.9846in" fo:margin-right="0in" fo:text-align="start" style:justify-single-word="false" fo:text-indent="-0.25in" style:auto-text-indent="false"/>
      <style:text-properties officeooo:rsid="00133e17" officeooo:paragraph-rsid="001a1d6b"/>
    </style:style>
    <style:style style:name="P34" style:family="paragraph" style:parent-style-name="Standard" style:list-style-name="L3" style:master-page-name="">
      <style:paragraph-properties fo:margin-left="1in" fo:margin-right="0in" fo:text-align="start" style:justify-single-word="false" fo:text-indent="-0.25in" style:auto-text-indent="false" style:page-number="auto"/>
      <style:text-properties officeooo:rsid="00133e17" officeooo:paragraph-rsid="001a1d6b"/>
    </style:style>
    <style:style style:name="P35" style:family="paragraph" style:parent-style-name="Heading_20_3">
      <style:text-properties style:font-name="Liberation Serif" fo:font-size="14pt" style:font-size-asian="14pt" style:font-size-complex="14pt"/>
    </style:style>
    <style:style style:name="P36" style:family="paragraph" style:parent-style-name="Heading_20_3">
      <style:text-properties style:font-name="Liberation Serif" fo:font-size="14pt" officeooo:rsid="001446e2" officeooo:paragraph-rsid="001446e2" style:font-size-asian="14pt" style:font-size-complex="14pt"/>
    </style:style>
    <style:style style:name="P37" style:family="paragraph" style:parent-style-name="Heading_20_3">
      <style:text-properties style:font-name="Liberation Serif" fo:font-size="14pt" officeooo:rsid="00154d7a" officeooo:paragraph-rsid="00154d7a" style:font-size-asian="12.25pt" style:font-size-complex="14pt"/>
    </style:style>
    <style:style style:name="P38" style:family="paragraph" style:parent-style-name="Heading_20_3">
      <style:text-properties style:font-name="Liberation Serif" fo:font-size="14pt" officeooo:rsid="00171070" officeooo:paragraph-rsid="00171070" style:font-size-asian="12.25pt" style:font-size-complex="14pt"/>
    </style:style>
    <style:style style:name="P39" style:family="paragraph" style:parent-style-name="Heading_20_3">
      <style:text-properties style:font-name="Liberation Serif" fo:font-size="14pt" officeooo:rsid="001a1d6b" officeooo:paragraph-rsid="001a1d6b" style:font-size-asian="12.25pt" style:font-size-complex="14pt"/>
    </style:style>
    <style:style style:name="T1" style:family="text">
      <style:text-properties officeooo:rsid="0012f8fa"/>
    </style:style>
    <style:style style:name="T2" style:family="text">
      <style:text-properties officeooo:rsid="00151f66"/>
    </style:style>
    <style:style style:name="T3" style:family="text">
      <style:text-properties officeooo:rsid="00154d7a"/>
    </style:style>
    <style:style style:name="T4" style:family="text">
      <style:text-properties officeooo:rsid="00187204"/>
    </style:style>
    <style:style style:name="T5" style:family="text">
      <style:text-properties officeooo:rsid="001a1d6b"/>
    </style:style>
    <style:style style:name="T6" style:family="text">
      <style:text-properties fo:font-weight="bold" officeooo:rsid="001a1d6b" style:font-weight-asian="bold" style:font-weight-complex="bold"/>
    </style:style>
    <style:style style:name="T7" style:family="text">
      <style:text-properties officeooo:rsid="0017dd32"/>
    </style:style>
    <style:style style:name="T8" style:family="text">
      <style:text-properties officeooo:rsid="001622be"/>
    </style:style>
    <style:style style:name="T9" style:family="text">
      <style:text-properties officeooo:rsid="001c5b0a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1c5b0a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01d036f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01887c1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1a1d6b" style:font-style-asian="italic" style:font-style-complex="italic"/>
    </style:style>
    <style:style style:name="T15" style:family="text">
      <style:text-properties officeooo:rsid="001887c1"/>
    </style:style>
    <style:style style:name="T16" style:family="text">
      <style:text-properties fo:font-style="normal" style:text-underline-style="none" officeooo:rsid="001887c1" style:font-style-asian="normal" style:font-style-complex="normal"/>
    </style:style>
    <style:style style:name="T17" style:family="text">
      <style:text-properties officeooo:rsid="001d036f"/>
    </style:style>
    <style:style style:name="T18" style:family="text">
      <style:text-properties officeooo:rsid="001ab87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65in" fo:text-indent="-0.25in" fo:margin-left="3.416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ing a Site</text:p>
      <text:p text:style-name="P1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9"><text:a xlink:type="simple" xlink:href="#__RefHeading___Toc723_611301436" text:style-name="Index_20_Link" text:visited-style-name="Index_20_Link">Requirements<text:tab/>1</text:a></text:p>
          <text:p text:style-name="P29"><text:a xlink:type="simple" xlink:href="#__RefHeading___Toc1268_611301436" text:style-name="Index_20_Link" text:visited-style-name="Index_20_Link">Directory Structure<text:tab/>1</text:a></text:p>
          <text:p text:style-name="P29"><text:a xlink:type="simple" xlink:href="#__RefHeading___Toc131_825956371" text:style-name="Index_20_Link" text:visited-style-name="Index_20_Link">Site Conf<text:tab/>2</text:a></text:p>
          <text:p text:style-name="P29"><text:a xlink:type="simple" xlink:href="#__RefHeading___Toc299_825956371" text:style-name="Index_20_Link" text:visited-style-name="Index_20_Link">Images<text:tab/>2</text:a></text:p>
          <text:p text:style-name="P29"><text:a xlink:type="simple" xlink:href="#__RefHeading___Toc303_825956371" text:style-name="Index_20_Link" text:visited-style-name="Index_20_Link">The Data Base<text:tab/>2</text:a></text:p>
          <text:p text:style-name="P29"><text:a xlink:type="simple" xlink:href="#__RefHeading___Toc301_825956371" text:style-name="Index_20_Link" text:visited-style-name="Index_20_Link">Other Considerations<text:tab/>2</text:a></text:p>
          <text:p text:style-name="P29"><text:a xlink:type="simple" xlink:href="#__RefHeading___Toc184_288107137" text:style-name="Index_20_Link" text:visited-style-name="Index_20_Link">A test site<text:tab/>2</text:a></text:p>
        </text:index-body>
      </text:table-of-content>
      <text:p text:style-name="P1"/>
      <text:p text:style-name="P1"/>
      <text:h text:style-name="P35" text:outline-level="3"><text:bookmark-start text:name="__RefHeading___Toc723_611301436"/>Requirements<text:bookmark-end text:name="__RefHeading___Toc723_611301436"/></text:h>
      <text:list xml:id="list4495658497786534485" text:style-name="L1">
        <text:list-item>
          <text:p text:style-name="P30">PHP 5.5 or higher</text:p>
        </text:list-item>
        <text:list-item>
          <text:p text:style-name="P30">PostgreSQL 9.3, or</text:p>
        </text:list-item>
        <text:list-item>
          <text:p text:style-name="P30">MySQL 5.6</text:p>
        </text:list-item>
      </text:list>
      <text:p text:style-name="P5">Will probably run on earlier versions of one of the DB managers but not guaranteed.</text:p>
      <text:p text:style-name="P1"/>
      <text:h text:style-name="P36" text:outline-level="3"><text:bookmark-start text:name="__RefHeading___Toc1268_611301436"/>Directory Structure<text:bookmark-end text:name="__RefHeading___Toc1268_611301436"/></text:h>
      <text:p text:style-name="P7"><text:span text:style-name="T2">The</text:span> recommended <text:span text:style-name="T2">directory structure on the server</text:span>:</text:p>
      <text:list xml:id="list784693729069701296" text:style-name="L2">
        <text:list-item>
          <text:p text:style-name="P31">Server</text:p>
          <text:list>
            <text:list-item>
              <text:p text:style-name="P32">./offline (site_conf '_INCLUDE[]' will point to these sub-directories)</text:p>
              <text:list>
                <text:list-item>
                  <text:p text:style-name="P32">./lib</text:p>
                </text:list-item>
                <text:list-item>
                  <text:p text:style-name="P32">./main</text:p>
                </text:list-item>
                <text:list-item>
                  <text:p text:style-name="P32">more_conf.php (site_conf '_MORE[]' can point to these files)</text:p>
                </text:list-item>
                <text:list-item>
                  <text:p text:style-name="P32">evenmore_conf.php</text:p>
                </text:list-item>
              </text:list>
            </text:list-item>
            <text:list-item>
              <text:p text:style-name="P32">./<text:span text:style-name="T3">extensions (site_conf '_EXTENSIONS' points to this directory)</text:span></text:p>
            </text:list-item>
            <text:list-item>
              <text:p text:style-name="P32">./<text:span text:style-name="T18">stash (site_conf '_STASH' points to this directory)</text:span></text:p>
              <text:list>
                <text:list-item>
                  <text:p text:style-name="P32">./<text:span text:style-name="T18">refresh (must exist if Save/Refresh .csv is done)</text:span></text:p>
                </text:list-item>
              </text:list>
            </text:list-item>
            <text:list-item>
              <text:p text:style-name="P31"><text:span text:style-name="T5">ProjectLogs (the </text:span>DocumentRoot<text:span text:style-name="T5">)</text:span></text:p>
              <text:list>
                <text:list-item>
                  <text:p text:style-name="P31">./main</text:p>
                </text:list-item>
                <text:list-item>
                  <text:p text:style-name="P31">./<text:span text:style-name="T2">css</text:span></text:p>
                </text:list-item>
                <text:list-item>
                  <text:p text:style-name="P31">./<text:span text:style-name="T2">scripts</text:span></text:p>
                </text:list-item>
                <text:list-item>
                  <text:p text:style-name="P31">./<text:span text:style-name="T2">images</text:span></text:p>
                </text:list-item>
                <text:list-item>
                  <text:p text:style-name="P32">index.php (as a copied or symlinked version of startup.php)</text:p>
                </text:list-item>
                <text:list-item>
                  <text:p text:style-name="P32">site_conf.php</text:p>
                </text:list-item>
              </text:list>
            </text:list-item>
          </text:list>
        </text:list-item>
      </text:list>
      <text:p text:style-name="P8">Note that startup.php expects the directly referenced pages (main.php, menu.php, head.php) to be in the <text:s/>./main directory directly under the DocumentRoot, unless <text:span text:style-name="T4">REDIRECT</text:span>ed by the site_conf.</text:p>
      <text:p text:style-name="P8"/>
      <text:p text:style-name="P10">A judicious use of site_conf can create many variations of this structure but be careful.</text:p>
      <text:p text:style-name="P6"/>
      <text:h text:style-name="P37" text:outline-level="3"><text:bookmark-start text:name="__RefHeading___Toc131_825956371"/><text:soft-page-break/><text:toc-mark-start text:id="IMark64095640" text:outline-level="1"/>Site Conf<text:bookmark-end text:name="__RefHeading___Toc131_825956371"/><text:toc-mark-end text:id="IMark64095640"/></text:h>
      <text:p text:style-name="P9">The site_conf.php serves two functions: <text:s/>its location defines OUR_ROOT from which all other directories are defined; and its parms describe the system. <text:s/>The '_REDIRECT' parm alters the OUR_ROOT to allow for alternative file layouts – see the sample site_conf.php for more info.</text:p>
      <text:h text:style-name="P38" text:outline-level="3"><text:bookmark-start text:name="__RefHeading___Toc299_825956371"/><text:toc-mark-start text:id="IMark62409560" text:outline-level="1"/>Images<text:bookmark-end text:name="__RefHeading___Toc299_825956371"/><text:toc-mark-end text:id="IMark62409560"/></text:h>
      <text:p text:style-name="P4">Images needed are add.png, extension.png, logo_main.jpg.</text:p>
      <text:p text:style-name="P4"/>
      <text:h text:style-name="P38" text:outline-level="3"><text:bookmark-start text:name="__RefHeading___Toc303_825956371"/><text:toc-mark-start text:id="IMark53571512" text:outline-level="1"/>The Data Base<text:bookmark-end text:name="__RefHeading___Toc303_825956371"/><text:toc-mark-end text:id="IMark53571512"/></text:h>
      <text:p text:style-name="P10">Create and initialize the data base. <text:s/>See the DiscussionDB.odt in the DB directory.</text:p>
      <text:p text:style-name="P4"/>
      <text:h text:style-name="P38" text:outline-level="3"><text:bookmark-start text:name="__RefHeading___Toc301_825956371"/><text:toc-mark-start text:id="IMark62409736" text:outline-level="1"/>Other Considerations<text:bookmark-end text:name="__RefHeading___Toc301_825956371"/><text:toc-mark-end text:id="IMark62409736"/></text:h>
      <text:p text:style-name="P3"><text:span text:style-name="T4">A copy of p</text:span>repend.php <text:span text:style-name="T4">must be</text:span> in all sub-directories with <text:span text:style-name="T1">paged</text:span> code, <text:span text:style-name="T4">primarily DocumentRoot, DocumentRoot/main, and ./extension.</text:span></text:p>
      <text:p text:style-name="P3"/>
      <text:p text:style-name="P3">Copy or symlink startup.php <text:span text:style-name="T4">(which includes prepend.php)</text:span> to index.php wher<text:span text:style-name="T4">ever the site wants to begin, primarily DocumentRoot, to get the site_conf parsed and into the Session.</text:span> <text:s/>The startup_noHTTPS.php <text:span text:style-name="T4">copied/symlinked to index.php</text:span> is useful for testing or hosting without secure connections. <text:s/><text:span text:style-name="T4">All other directories under the DocumentRoot should have the generic index.php copied/symlinked so that attempts to display directory info will redirect to the login page.</text:span></text:p>
      <text:p text:style-name="P3"/>
      <text:h text:style-name="P39" text:outline-level="3"><text:bookmark-start text:name="__RefHeading___Toc184_288107137"/><text:toc-mark-start text:id="IMark63155080" text:outline-level="1"/>A Test Site<text:bookmark-end text:name="__RefHeading___Toc184_288107137"/><text:toc-mark-end text:id="IMark63155080"/></text:h>
      <text:p text:style-name="P11">To create a testing site on your local machine, you must tell Apache where you are and you should create an SSH certificate.</text:p>
      <text:p text:style-name="P11"/>
      <text:p text:style-name="P11">To create a virtual host for Apache, use the following sample and place into &lt;path to&gt;/apache.conf:</text:p>
      <text:p text:style-name="P16">#2015-11-19</text:p>
      <text:p text:style-name="P20">#Apache configuration: tell Apache that we are here at URL /localhost/ProjectLogs</text:p>
      <text:p text:style-name="P20">#symlink: ln -s /&lt;path to&gt;/apache.conf /etc/apache2/conf-enabled/ProjectLogs.conf</text:p>
      <text:p text:style-name="P20">#Add to /etc/hosts:</text:p>
      <text:p text:style-name="P20">#127.0.0.1 ProjectLogs</text:p>
      <text:p text:style-name="P20">#</text:p>
      <text:p text:style-name="P20">#note that in order to keep the localhost default page at /var/www it was necessary to</text:p>
      <text:p text:style-name="P20">#sudo ln -s /etc/apache2/sites-available/000-default.conf /etc/apache2/conf-enabled/000-default.conf</text:p>
      <text:p text:style-name="P20">#because 000-default.conf was sym-linked into /etc/apache2/sites-enabled and wasn't seen correctly</text:p>
      <text:p text:style-name="P20">#that is, this Vhost was the default:</text:p>
      <text:p text:style-name="P20"/>
      <text:p text:style-name="P20">&lt;VirtualHost *:80&gt;</text:p>
      <text:p text:style-name="P20">#Point to the 'development' site:</text:p>
      <text:p text:style-name="P20"><text:tab/>ServerName ProjectLogs</text:p>
      <text:p text:style-name="P20"><text:tab/>ServerAlias ProjectLogs</text:p>
      <text:p text:style-name="P20"><text:tab/>DocumentRoot /&lt;directory path to&gt;/ProjectLogs</text:p>
      <text:p text:style-name="P20">#test redirect to https:</text:p>
      <text:p text:style-name="P20"><text:soft-page-break/><text:tab/>&lt;Directory /&lt;directory path to&gt;/ProjectLogs&gt;</text:p>
      <text:p text:style-name="P20"><text:tab/><text:tab/>Options Indexes FollowSymLinks</text:p>
      <text:p text:style-name="P20"><text:tab/><text:tab/>AllowOverride None</text:p>
      <text:p text:style-name="P20"><text:tab/><text:tab/>Require all granted</text:p>
      <text:p text:style-name="P20"><text:tab/>&lt;/Directory&gt;</text:p>
      <text:p text:style-name="P20">&lt;/VirtualHost&gt;</text:p>
      <text:p text:style-name="P27"/>
      <text:p text:style-name="P27">To create the SSH key and certificate, create a directory ./ssl, then do the following:</text:p>
      <text:p text:style-name="P12"/>
      <text:p text:style-name="P13"><text:span text:style-name="T6">1</text:span>:<text:tab/>Create the Certificate and private key:</text:p>
      <text:p text:style-name="P17">From https://www.digitalocean.com/community/tutorials/how-to-create-a-ssl-certificate-on-apache-for-ubuntu-14-04:</text:p>
      <text:p text:style-name="P21">sudo openssl req -x509 -nodes -days 365<text:span text:style-name="T7">2</text:span> -newkey rsa:2048 -keyout /<text:span text:style-name="T5">&lt;path to&gt;/ProjectLogs</text:span>/ssl/<text:span text:style-name="T9">ProjectLogs</text:span>.key -out /<text:span text:style-name="T5">&lt;path to&gt;/ProjectLogs</text:span>/ssl/<text:span text:style-name="T9">ProjectLogs</text:span>.crt</text:p>
      <text:list xml:id="list83766606216732532" text:style-name="L3">
        <text:list-item>
          <text:p text:style-name="P33">openssl: The basic command line tool</text:p>
        </text:list-item>
        <text:list-item>
          <text:p text:style-name="P33">req: Specifies a subcommand for X.509 certificate signing request (CSR). </text:p>
        </text:list-item>
        <text:list-item>
          <text:p text:style-name="P33">-x509: Make a self-signed certificate file instead of generating a certificate request.</text:p>
        </text:list-item>
        <text:list-item>
          <text:p text:style-name="P33">-nodes: No password protection on key file; allows Apache to start automatically.</text:p>
        </text:list-item>
        <text:list-item>
          <text:p text:style-name="P33">-days 365: Certificate valid for <text:s/><text:span text:style-name="T8">ten </text:span>year<text:span text:style-name="T8">s</text:span>.</text:p>
        </text:list-item>
        <text:list-item>
          <text:p text:style-name="P33">-newkey rsa:2048: Create both and private key; generate a 2048 bit RSA key.</text:p>
        </text:list-item>
        <text:list-item>
          <text:p text:style-name="P33">-keyout: Output file for the private key file.</text:p>
        </text:list-item>
        <text:list-item>
          <text:p text:style-name="P34">-out: Output file for the certificate.</text:p>
        </text:list-item>
      </text:list>
      <text:p text:style-name="P22"><text:span text:style-name="T7">T</text:span>hen <text:span text:style-name="T7">answer thes</text:span>e questions: <text:span text:style-name="T7">(</text:span>“.” <text:span text:style-name="T7">answers are left blank)</text:span></text:p>
      <text:p text:style-name="P22">Country Name (2 letter code) [AU]:.</text:p>
      <text:p text:style-name="P22">State or Province Name (full name) [Some-State]:.</text:p>
      <text:p text:style-name="P22">Locality Name (eg, city) []:.</text:p>
      <text:p text:style-name="P22">Organization Name (eg, company) [Internet Widgits Pty Ltd]:<text:span text:style-name="T11">ProjectLogs</text:span></text:p>
      <text:p text:style-name="P22">Organizational Unit Name (eg, section) []:<text:span text:style-name="T11">ProjectLogs</text:span></text:p>
      <text:p text:style-name="P22">Common Name (e.g. server FQDN or YOUR name) []:<text:span text:style-name="T11">ProjectLogs</text:span></text:p>
      <text:p text:style-name="P22">Email Address []:.</text:p>
      <text:p text:style-name="P23"/>
      <text:p text:style-name="P23">View the certificate with: openssl x509 -in <text:span text:style-name="T9">ProjectLogs</text:span>.crt -text -noout</text:p>
      <text:p text:style-name="P12"/>
      <text:p text:style-name="P14"><text:span text:style-name="T6">2</text:span>:<text:tab/>Create the <text:span text:style-name="T15">virtual host:</text:span></text:p>
      <text:p text:style-name="P18">&lt;IfModule mod_ssl.c&gt;</text:p>
      <text:p text:style-name="P24"><text:s text:c="4"/>&lt;VirtualHost _default_:443&gt;</text:p>
      <text:p text:style-name="P24"><text:s text:c="8"/>ServerAdmin <text:span text:style-name="T16">webmaster@localhost</text:span></text:p>
      <text:p text:style-name="P24"><text:s text:c="8"/>ServerName <text:span text:style-name="T12">ProjectLogs</text:span><text:span text:style-name="T16"><text:tab/><text:tab/>(added line)</text:span></text:p>
      <text:p text:style-name="P24"><text:s text:c="8"/>DocumentRoot /<text:span text:style-name="T5">&lt;path to&gt;</text:span><text:span text:style-name="T13">/</text:span><text:span text:style-name="T12">ProjectLogs</text:span></text:p>
      <text:p text:style-name="P24"><text:s text:c="8"/>ErrorLog ${APACHE_LOG_DIR}/error.log</text:p>
      <text:p text:style-name="P24"><text:s text:c="8"/>CustomLog ${APACHE_LOG_DIR}/access.log combined</text:p>
      <text:p text:style-name="P24"><text:s text:c="8"/>SSLEngine on</text:p>
      <text:p text:style-name="P24"><text:s text:c="8"/>SSLCertificateFile /<text:span text:style-name="T5">&lt;path to&gt;</text:span><text:span text:style-name="T13">/</text:span><text:span text:style-name="T12">ProjectLogs</text:span><text:span text:style-name="T13">/ssl/</text:span><text:span text:style-name="T12">ProjectLogs</text:span><text:span text:style-name="T10">.crt</text:span></text:p>
      <text:p text:style-name="P24"><text:s text:c="8"/>SSLCertificateKeyFile <text:span text:style-name="T10">/</text:span><text:span text:style-name="T14">&lt;path to&gt;</text:span><text:span text:style-name="T13">/</text:span><text:span text:style-name="T12">ProjectLogs</text:span><text:span text:style-name="T13">/</text:span><text:span text:style-name="T10">ssl/</text:span><text:span text:style-name="T12">ProjectLogs</text:span><text:span text:style-name="T10">.key</text:span></text:p>
      <text:p text:style-name="P24"><text:s text:c="8"/>&lt;FilesMatch "\.(cgi|shtml|phtml|php)$"&gt;</text:p>
      <text:p text:style-name="P24"><text:s text:c="24"/>SSLOptions +StdEnvVars</text:p>
      <text:p text:style-name="P24"><text:s text:c="8"/>&lt;/FilesMatch&gt;</text:p>
      <text:p text:style-name="P24"><text:s text:c="8"/>&lt;Directory /usr/lib/cgi-bin&gt;</text:p>
      <text:p text:style-name="P24"><text:soft-page-break/><text:s text:c="24"/>SSLOptions +StdEnvVars</text:p>
      <text:p text:style-name="P24"><text:s text:c="8"/>&lt;/Directory&gt;</text:p>
      <text:p text:style-name="P24"><text:s text:c="8"/>BrowserMatch "MSIE [2-6]" \</text:p>
      <text:p text:style-name="P24"><text:s text:c="24"/>nokeepalive ssl-unclean-shutdown \</text:p>
      <text:p text:style-name="P24"><text:s text:c="24"/>downgrade-1.0 force-response-1.0</text:p>
      <text:p text:style-name="P24"><text:s text:c="8"/>BrowserMatch "MSIE [17-9]" ssl-unclean-shutdown</text:p>
      <text:p text:style-name="P24"><text:s text:c="4"/>&lt;/VirtualHost&gt;</text:p>
      <text:p text:style-name="P24"><text:s text:c="4"/>&lt;/IfModule&gt;</text:p>
      <text:p text:style-name="P24"/>
      <text:p text:style-name="P25">symlink: ln -s /<text:span text:style-name="T5">&lt;path to&gt;</text:span>/<text:span text:style-name="T17">ProjectLogs</text:span>/ssl/default-ssl.conf /etc/apache2/sites-enabled/SR2S-ssl.conf </text:p>
      <text:p text:style-name="P25"/>
      <text:p text:style-name="P26">Add to apache.conf virtual host for <text:span text:style-name="T17">ProjectLogs</text:span> to test redirect of http: to https:</text:p>
      <text:p text:style-name="P26">#test redirect to https: </text:p>
      <text:p text:style-name="P26">#<text:tab/>Redirect permanent / https://<text:span text:style-name="T17">ProjectLogs</text:span>/ </text:p>
      <text:p text:style-name="P12"/>
      <text:p text:style-name="P15"><text:span text:style-name="T5">3</text:span>:</text:p>
      <text:p text:style-name="P19">Bring up each site and instruct the browser to accept the self-signed certificates.</text:p>
      <text:p text:style-name="P12"/>
      <text:p text:style-name="P28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20:23:16.340175738</meta:creation-date>
    <dc:date>2016-01-01T18:50:41.199796468</dc:date>
    <meta:editing-duration>PT5H30M18S</meta:editing-duration>
    <meta:editing-cycles>9</meta:editing-cycles>
    <meta:generator>LibreOffice/5.0.2.2$Linux_X86_64 LibreOffice_project/00m0$Build-2</meta:generator>
    <meta:document-statistic meta:table-count="0" meta:image-count="0" meta:object-count="0" meta:page-count="4" meta:paragraph-count="118" meta:word-count="750" meta:character-count="5826" meta:non-whitespace-character-count="4977"/>
  </office:meta>
</office:document-meta>
</file>